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text-properties fo:font-weight="normal" style:font-weight-asian="normal" style:font-weight-complex="normal"/>
    </style:style>
    <style:style style:name="P4" style:family="paragraph" style:parent-style-name="Text_20_body"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f10a7"/>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 bus de campo, sigamos los pasos mencionados anteriormente:</text:p>
      <text:list xml:id="list2777182825" text:style-name="L1">
        <text:list-item>
          <text:p text:style-name="P2"><text:span text:style-name="Strong_20_Emphasis"><text:span text:style-name="T1">Detección de la necesidad de riego:</text:span></text:span></text:p>
          <text:list>
            <text:list-item>
              <text:p text:style-name="P3">Los sensores de humedad en el suelo capturan datos sobre el nivel de humedad. Cuando estos datos indican que el suelo está por debajo de un umbral predefinido, se activa la necesidad de riego.</text:p>
            </text:list-item>
          </text:list>
        </text:list-item>
        <text:list-item>
          <text:p text:style-name="P2"><text:span text:style-name="Strong_20_Emphasis"><text:span text:style-name="T1">Generación de comandos:</text:span></text:span></text:p>
          <text:list>
            <text:list-item>
              <text:p text:style-name="P3">Cuando se detecta la necesidad de riego, se genera un comando para activar el sistema de riego. Este comando contendría información sobre la acción a realizar, como "encender riego".</text:p>
            </text:list-item>
          </text:list>
        </text:list-item>
        <text:list-item>
          <text:p text:style-name="P2"><text:span text:style-name="Strong_20_Emphasis"><text:span text:style-name="T1">Modulación de la Señal:</text:span></text:span></text:p>
          <text:list>
            <text:list-item>
              <text:p text:style-name="P3">El comando se empaqueta y se modula en una señal que se adapte al medio de comunicación del bus de campo, por ejemplo, señales eléctricas o inalámbricas. <text:span text:style-name="T2">csma/ca</text:span></text:p>
            </text:list-item>
          </text:list>
        </text:list-item>
        <text:list-item>
          <text:p text:style-name="P2"><text:span text:style-name="Strong_20_Emphasis"><text:span text:style-name="T1">Transmisión de la señal:</text:span></text:span></text:p>
          <text:list>
            <text:list-item>
              <text:p text:style-name="P3">La señal modulada se transmite a través del bus de campo que conecta el controlador central con los actuadores y sensores en el jardín.</text:p>
            </text:list-item>
          </text:list>
        </text:list-item>
        <text:list-item>
          <text:p text:style-name="P2"><text:span text:style-name="Strong_20_Emphasis"><text:span text:style-name="T1">Recepción de datos:</text:span></text:span></text:p>
          <text:list>
            <text:list-item>
              <text:p text:style-name="P3">El controlador central y los actuadores receptores reciben la señal.</text:p>
            </text:list-item>
          </text:list>
        </text:list-item>
        <text:list-item>
          <text:p text:style-name="P2"><text:span text:style-name="Strong_20_Emphasis"><text:span text:style-name="T1">Decodificación, procesamiento y control:</text:span></text:span></text:p>
          <text:list>
            <text:list-item>
              <text:p text:style-name="P3">El controlador central decodifica la señal y procesa la información, identificando que se trata de un comando para encender el riego.</text:p>
            </text:list-item>
          </text:list>
        </text:list-item>
        <text:list-item>
          <text:p text:style-name="P2"><text:span text:style-name="Strong_20_Emphasis"><text:span text:style-name="T1">Ejecución de comandos:</text:span></text:span></text:p>
          <text:list>
            <text:list-item>
              <text:p text:style-name="P3">Se envía un comando a los actuadores conectados a las válvulas de riego para que se abran, permitiendo que el agua fluya y riegue el césped.</text:p>
            </text:list-item>
          </text:list>
        </text:list-item>
        <text:list-item>
          <text:p text:style-name="P2"><text:span text:style-name="Strong_20_Emphasis"><text:span text:style-name="T1">Interacción del usuario:</text:span></text:span></text:p>
          <text:list>
            <text:list-item>
              <text:p text:style-name="P3">Los propietarios del jardín pueden interactuar con el sistema a través de interfaces de usuario para supervisar el estado del riego, ajustar configuraciones o incluso detener manualmente el proceso si es necesario.</text:p>
            </text:list-item>
          </text:list>
        </text:list-item>
        <text:list-item>
          <text:p text:style-name="P2"><text:span text:style-name="Strong_20_Emphasis"><text:span text:style-name="T1">Automatización y programación:</text:span></text:span></text:p>
          <text:list>
            <text:list-item>
              <text:p text:style-name="P3">El sistema puede programarse para activar automáticamente el riego en ciertos momentos del día o en respuesta a condiciones específicas, reduciendo la necesidad de intervención manual.</text:p>
            </text:list-item>
          </text:list>
        </text:list-item>
        <text:list-item>
          <text:p text:style-name="P2"><text:span text:style-name="Strong_20_Emphasis"><text:span text:style-name="T1">Seguridad y privacidad:</text:span></text:span></text:p>
          <text:list>
            <text:list-item>
              <text:p text:style-name="P4">Se implementan medidas de seguridad para garantizar que solo dispositivos autorizados puedan enviar comandos al sistema de riego, evitando accesos no autorizados.</text:p>
            </text:list-item>
          </text:list>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11:09:52.388597772</meta:creation-date>
    <dc:date>2023-11-17T14:10:10.134852566</dc:date>
    <meta:editing-duration>PT50M29S</meta:editing-duration>
    <meta:editing-cycles>3</meta:editing-cycles>
    <meta:generator>LibreOffice/7.4.7.2$Linux_X86_64 LibreOffice_project/40$Build-2</meta:generator>
    <meta:document-statistic meta:table-count="0" meta:image-count="0" meta:object-count="0" meta:page-count="1" meta:paragraph-count="21" meta:word-count="317" meta:character-count="1926" meta:non-whitespace-character-count="1650"/>
  </office:meta>
</office:document-meta>
</file>